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 fo:font-size="12pt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color="#ce181e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size="12pt" fo:font-weight="bold" style:font-weight-asian="bold" style:font-weight-complex="bold"/>
    </style:style>
    <style:style style:name="T3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.049cm" fo:border="0.99pt solid #000000" draw:ole-draw-aspect="1"/>
    </style: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9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9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000000" draw:marker-start-width="0.649cm" draw:marker-end-width="0.649cm" draw:fill="solid" draw:fill-color="#ffffff" fo:min-height="0.7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000000" draw:marker-start-width="0.649cm" draw:marker-end-width="0.649cm" draw:fill="solid" draw:fill-color="#ffffff" fo:min-height="0.7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0000" draw:marker-start-width="0.649cm" draw:marker-end-width="0.649cm" draw:fill="solid" draw:fill-color="#ffffff" fo:min-height="0.6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0000" draw:marker-start-width="0.649cm" draw:marker-end-width="0.649cm" draw:fill="solid" draw:fill-color="#ffffff" fo:min-height="0.9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649cm" draw:marker-end-width="0.649cm" draw:fill="solid" draw:fill-color="#ffffff" fo:min-height="0.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649cm" draw:marker-end-width="0.649cm" draw:fill="solid" draw:fill-color="#ffffff" fo:min-height="0.8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649cm" draw:marker-end-width="0.649cm" draw:fill="solid" draw:fill-color="#ffffff" fo:min-height="0.6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3" text:anchor-type="paragraph" svg:x="0.282cm" svg:y="-0.831cm" svg:width="5.773cm" svg:height="4.787cm" draw:z-index="6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9" text:anchor-type="paragraph" svg:x="11.49cm" svg:y="-1.164cm" svg:width="5.727cm" svg:height="4.191cm" draw:z-index="7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6" text:anchor-type="paragraph" svg:x="20.001cm" svg:y="-0.644cm" svg:width="5.015cm" svg:height="3.669cm" draw:z-index="4"><draw:object xlink:href="./Object 6" xlink:type="simple" xlink:show="embed" xlink:actuate="onLoad"/><draw:image xlink:href="./ObjectReplacements/Object 6" xlink:type="simple" xlink:show="embed" xlink:actuate="onLoad"/></draw:frame><draw:frame text:anchor-type="paragraph" draw:z-index="42" draw:name="Shape1" draw:style-name="gr10" draw:text-style-name="P5" svg:width="2.941cm" svg:height="0.772cm" svg:x="7.241cm" svg:y="0.346cm"><draw:text-box><text:p text:style-name="P1"><text:span text:style-name="T3">ADRESSE</text:span></text:p></draw:text-box></draw:frame><draw:frame text:anchor-type="paragraph" draw:z-index="37" draw:name="Shape1" draw:style-name="gr6" draw:text-style-name="P5" svg:width="3.897cm" svg:height="0.757cm" svg:x="20.583cm" svg:y="-0.931cm"><draw:text-box><text:p text:style-name="P1"><text:span text:style-name="T3">COMMANDE</text:span></text:p></draw:text-box></draw:frame></text:p>
      <text:p text:style-name="Standard"><draw:line text:anchor-type="paragraph" draw:z-index="11" draw:name="Forme2" draw:style-name="gr1" draw:text-style-name="P1" svg:x1="6.061cm" svg:y1="0.155cm" svg:x2="11.497cm" svg:y2="0.155cm"><text:p/></draw:line><draw:line text:anchor-type="paragraph" draw:z-index="12" draw:name="Forme2" draw:style-name="gr1" draw:text-style-name="P1" svg:x1="17.268cm" svg:y1="0.194cm" svg:x2="19.997cm" svg:y2="0.215cm"><text:p/></draw:line><draw:frame text:anchor-type="paragraph" draw:z-index="32" draw:name="Forme3" draw:style-name="gr3" draw:text-style-name="P4" svg:width="1.004cm" svg:height="0.489cm" svg:x="17.433cm" svg:y="0.448cm"><draw:text-box><text:p><text:span text:style-name="T2">0,N</text:span></text:p></draw:text-box></draw:frame><draw:frame text:anchor-type="paragraph" draw:z-index="34" draw:name="Forme3" draw:style-name="gr3" draw:text-style-name="P4" svg:width="1.004cm" svg:height="0.489cm" svg:x="6.237cm" svg:y="0.377cm"><draw:text-box><text:p><text:span text:style-name="T2">1,N</text:span></text:p></draw:text-box></draw:frame><draw:frame text:anchor-type="paragraph" draw:z-index="33" draw:name="Forme3" draw:style-name="gr3" draw:text-style-name="P4" svg:width="1.004cm" svg:height="0.489cm" svg:x="10.493cm" svg:y="0.282cm"><draw:text-box><text:p><text:span text:style-name="T2">1,N</text:span></text:p></draw:text-box></draw:frame></text:p>
      <text:p text:style-name="Standard"><draw:frame text:anchor-type="paragraph" draw:z-index="31" draw:name="Forme3" draw:style-name="gr3" draw:text-style-name="P4" svg:width="1.004cm" svg:height="0.489cm" svg:x="19.3cm" svg:y="0.016cm"><draw:text-box><text:p><text:span text:style-name="T2">1,1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30" draw:name="Forme3" draw:style-name="gr3" draw:text-style-name="P4" svg:width="1.004cm" svg:height="0.489cm" svg:x="23.098cm" svg:y="0.101cm"><draw:text-box><text:p><text:span text:style-name="T2">1,N</text:span></text:p></draw:text-box></draw:frame><draw:line text:anchor-type="paragraph" draw:z-index="13" draw:name="Forme2" draw:style-name="gr1" draw:text-style-name="P2" svg:x1="22.848cm" svg:y1="0.102cm" svg:x2="22.848cm" svg:y2="2.905cm"><text:p/></draw:line></text:p>
      <text:p text:style-name="Standard"/>
      <text:p text:style-name="Standard"><draw:line text:anchor-type="paragraph" draw:z-index="8" draw:name="Forme2" draw:style-name="gr1" draw:text-style-name="P1" svg:x1="3.297cm" svg:y1="0.06cm" svg:x2="3.297cm" svg:y2="2.141cm"><text:p/></draw:line><draw:frame text:anchor-type="paragraph" draw:z-index="17" draw:name="Forme3" draw:style-name="gr2" draw:text-style-name="P3" svg:width="1.004cm" svg:height="0.53cm" svg:x="3.512cm" svg:y="0.157cm"><draw:text-box><text:p><text:span text:style-name="T1">0,N</text:span></text:p></draw:text-box></draw:frame></text:p>
      <text:p text:style-name="Standard"><draw:frame draw:style-name="fr1" draw:name="Objet1" text:anchor-type="paragraph" svg:x="9.82cm" svg:y="0.136cm" svg:width="5.727cm" svg:height="6.1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text:anchor-type="paragraph" draw:z-index="29" draw:name="Forme3" draw:style-name="gr3" draw:text-style-name="P4" svg:width="1.004cm" svg:height="0.489cm" svg:x="23.126cm" svg:y="0.185cm"><draw:text-box><text:p><text:span text:style-name="T2">0,N</text:span></text:p></draw:text-box></draw:frame><draw:frame text:anchor-type="paragraph" draw:z-index="18" draw:name="Forme3" draw:style-name="gr2" draw:text-style-name="P3" svg:width="1.004cm" svg:height="0.53cm" svg:x="3.463cm" svg:y="0.355cm"><draw:text-box><text:p><text:span text:style-name="T1">1,1</text:span></text:p></draw:text-box></draw:frame></text:p>
      <text:p text:style-name="Standard"/>
      <text:p text:style-name="Standard"><draw:frame draw:style-name="fr1" draw:name="Object1" text:anchor-type="paragraph" svg:x="20.246cm" svg:y="0.044cm" svg:width="5.683cm" svg:height="2.944cm" draw:z-index="38"><draw:object xlink:href="./Object 7" xlink:type="simple" xlink:show="embed" xlink:actuate="onLoad"/><draw:image xlink:href="./ObjectReplacements/Object 7" xlink:type="simple" xlink:show="embed" xlink:actuate="onLoad"/></draw:frame><draw:frame text:anchor-type="paragraph" draw:z-index="40" draw:name="Shape1" draw:style-name="gr8" draw:text-style-name="P5" svg:width="3.899cm" svg:height="0.71cm" svg:x="15.875cm" svg:y="0.39cm"><draw:text-box><text:p text:style-name="P1"><text:span text:style-name="T3">NÉCESSITENT</text:span></text:p></draw:text-box></draw:frame><draw:frame text:anchor-type="paragraph" draw:z-index="35" draw:name="Shape1" draw:style-name="gr4" draw:text-style-name="P5" svg:width="5.37cm" svg:height="0.883cm" svg:x="0.594cm" svg:y="0.03cm"><draw:text-box><text:p text:style-name="P1"><text:span text:style-name="T3">COMMANDE</text:span></text:p></draw:text-box></draw:frame></text:p>
      <text:p text:style-name="Standard"><draw:frame draw:style-name="fr1" draw:name="Objet4" text:anchor-type="paragraph" svg:x="0.439cm" svg:y="0.005cm" svg:width="5.683cm" svg:height="3.946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line text:anchor-type="paragraph" draw:z-index="16" draw:name="Forme2" draw:style-name="gr1" draw:text-style-name="P1" svg:x1="15.545cm" svg:y1="0.42cm" svg:x2="20.158cm" svg:y2="0.418cm"><text:p/></draw:line><draw:frame text:anchor-type="paragraph" draw:z-index="22" draw:name="Forme3" draw:style-name="gr2" draw:text-style-name="P3" svg:width="1.004cm" svg:height="0.53cm" svg:x="8.49cm" svg:y="0.31cm"><draw:text-box><text:p><text:span text:style-name="T1">1,N</text:span></text:p></draw:text-box></draw:frame></text:p>
      <text:p text:style-name="Standard"><draw:frame text:anchor-type="paragraph" draw:z-index="25" draw:name="Forme3" draw:style-name="gr2" draw:text-style-name="P3" svg:width="1.004cm" svg:height="0.53cm" svg:x="15.787cm" svg:y="0.321cm"><draw:text-box><text:p><text:span text:style-name="T1">1,N</text:span></text:p></draw:text-box></draw:frame><draw:frame text:anchor-type="paragraph" draw:z-index="26" draw:name="Forme3" draw:style-name="gr2" draw:text-style-name="P3" svg:width="1.004cm" svg:height="0.53cm" svg:x="19.142cm" svg:y="0.071cm"><draw:text-box><text:p><text:span text:style-name="T1">1,N</text:span></text:p></draw:text-box></draw:frame><draw:line text:anchor-type="paragraph" draw:z-index="15" draw:name="Forme2" draw:style-name="gr1" draw:text-style-name="P1" svg:x1="6.376cm" svg:y1="7.812cm" svg:x2="9.819cm" svg:y2="0.178cm"><text:p/></draw:line></text:p>
      <text:p text:style-name="Standard"/>
      <text:p text:style-name="Standard"/>
      <text:p text:style-name="Standard"><draw:line text:anchor-type="paragraph" draw:z-index="14" draw:name="Forme2" draw:style-name="gr1" draw:text-style-name="P1" svg:x1="22.897cm" svg:y1="0.065cm" svg:x2="22.904cm" svg:y2="2.758cm"><text:p/></draw:line><draw:frame text:anchor-type="paragraph" draw:z-index="27" draw:name="Forme3" draw:style-name="gr2" draw:text-style-name="P3" svg:width="1.004cm" svg:height="0.53cm" svg:x="23.139cm" svg:y="0.376cm"><draw:text-box><text:p><text:span text:style-name="T1">1,N</text:span></text:p></draw:text-box></draw:frame></text:p>
      <text:p text:style-name="Standard"/>
      <text:p text:style-name="Standard"><draw:frame text:anchor-type="paragraph" draw:z-index="39" draw:name="Shape1" draw:style-name="gr7" draw:text-style-name="P5" svg:width="3.897cm" svg:height="1.045cm" svg:x="20.828cm" svg:y="0.083cm"><draw:text-box><text:p text:style-name="P1"><text:span text:style-name="T3">FOURNIT</text:span></text:p></draw:text-box></draw:frame></text:p>
      <text:p text:style-name="Standard"><draw:line text:anchor-type="paragraph" draw:z-index="10" draw:name="Forme2" draw:style-name="gr1" draw:text-style-name="P1" svg:x1="12.277cm" svg:y1="0.443cm" svg:x2="12.27cm" svg:y2="3.39cm"><text:p/></draw:line><draw:line text:anchor-type="paragraph" draw:z-index="9" draw:name="Forme2" draw:style-name="gr1" draw:text-style-name="P1" svg:x1="3.314cm" svg:y1="0.055cm" svg:x2="3.323cm" svg:y2="2.53cm"><text:p/></draw:line><draw:frame text:anchor-type="paragraph" draw:z-index="19" draw:name="Forme3" draw:style-name="gr2" draw:text-style-name="P3" svg:width="1.004cm" svg:height="0.53cm" svg:x="3.526cm" svg:y="0.386cm"><draw:text-box><text:p><text:span text:style-name="T1">1,N</text:span></text:p></draw:text-box></draw:frame></text:p>
      <text:p text:style-name="Standard"><draw:frame text:anchor-type="paragraph" draw:z-index="28" draw:name="Forme3" draw:style-name="gr2" draw:text-style-name="P3" svg:width="1.004cm" svg:height="0.53cm" svg:x="23.126cm" svg:y="0.228cm"><draw:text-box><text:p><text:span text:style-name="T1">1,N</text:span></text:p></draw:text-box></draw:frame><draw:frame text:anchor-type="paragraph" draw:z-index="23" draw:name="Forme3" draw:style-name="gr3" draw:text-style-name="P4" svg:width="1.004cm" svg:height="0.489cm" svg:x="12.679cm" svg:y="0.155cm"><draw:text-box><text:p><text:span text:style-name="T2">1,N</text:span></text:p></draw:text-box></draw:frame><draw:frame text:anchor-type="paragraph" draw:z-index="36" draw:name="Shape1" draw:style-name="gr5" draw:text-style-name="P5" svg:width="3.543cm" svg:height="0.846cm" svg:x="5.699cm" svg:y="0.205cm"><draw:text-box><text:p text:style-name="P1"><text:span text:style-name="T3">EMBALLAGE</text:span></text:p></draw:text-box></draw:frame></text:p>
      <text:p text:style-name="Standard"><draw:frame draw:style-name="fr1" draw:name="Objet5" text:anchor-type="paragraph" svg:x="20.112cm" svg:y="0.39cm" svg:width="5.729cm" svg:height="3.078cm" draw:z-index="3"><draw:object xlink:href="./Object 5" xlink:type="simple" xlink:show="embed" xlink:actuate="onLoad"/><draw:image xlink:href="./ObjectReplacements/Object 5" xlink:type="simple" xlink:show="embed" xlink:actuate="onLoad"/></draw:frame><draw:frame text:anchor-type="paragraph" draw:z-index="41" draw:name="Shape1" draw:style-name="gr9" draw:text-style-name="P5" svg:width="4.744cm" svg:height="0.937cm" svg:x="10.111cm" svg:y="0.303cm"><draw:text-box><text:p text:style-name="P1"><text:span text:style-name="T3">SE CULTIVENT</text:span></text:p></draw:text-box></draw:frame></text:p>
      <text:p text:style-name="Standard"/>
      <text:p text:style-name="Standard"><draw:frame text:anchor-type="paragraph" draw:z-index="20" draw:name="Forme3" draw:style-name="gr2" draw:text-style-name="P3" svg:width="1.004cm" svg:height="0.53cm" svg:x="3.493cm" svg:y="0.053cm"><draw:text-box><text:p><text:span text:style-name="T1">0,N</text:span></text:p></draw:text-box></draw:frame></text:p>
      <text:p text:style-name="Standard"><draw:frame draw:style-name="fr1" draw:name="Objet8" text:anchor-type="paragraph" svg:x="0.714cm" svg:y="0.095cm" svg:width="5.664cm" svg:height="5.727cm" draw:z-index="5"><draw:object xlink:href="./Object 8" xlink:type="simple" xlink:show="embed" xlink:actuate="onLoad"/><draw:image xlink:href="./ObjectReplacements/Object 8" xlink:type="simple" xlink:show="embed" xlink:actuate="onLoad"/></draw:frame><draw:frame text:anchor-type="paragraph" draw:z-index="24" draw:name="Forme3" draw:style-name="gr2" draw:text-style-name="P3" svg:width="1.004cm" svg:height="0.53cm" svg:x="12.601cm" svg:y="0.138cm"><draw:text-box><text:p><text:span text:style-name="T1">0,N</text:span></text:p></draw:text-box></draw:frame></text:p>
      <text:p text:style-name="Standard"><draw:frame draw:style-name="fr1" draw:name="Objet2" text:anchor-type="paragraph" svg:x="9.689cm" svg:y="0.469cm" svg:width="5.683cm" svg:height="4.8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draw:frame text:anchor-type="paragraph" draw:z-index="21" draw:name="Forme3" draw:style-name="gr2" draw:text-style-name="P3" svg:width="1.004cm" svg:height="0.53cm" svg:x="6.553cm" svg:y="0.427cm"><draw:text-box><text:p><text:span text:style-name="T1">1,1</text:span>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0:08:16.205470413</meta:creation-date>
    <meta:editing-duration>PT35M27S</meta:editing-duration>
    <meta:editing-cycles>11</meta:editing-cycles>
    <meta:generator>LibreOffice/6.0.7.3$Linux_X86_64 LibreOffice_project/00m0$Build-3</meta:generator>
    <dc:date>2019-12-17T12:16:52.867301195</dc:date>
    <meta:document-statistic meta:table-count="0" meta:image-count="0" meta:object-count="9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row table:style-name="ro1">
          <table:table-cell table:style-name="ce1" office:value-type="string" calcext:value-type="string">
            <text:p>MICROPOUSSE </text:p>
          </table:table-cell>
        </table:table-row>
        <table:table-row table:style-name="ro2">
          <table:table-cell table:style-name="ce5" office:value-type="string" calcext:value-type="string">
            <text:p>micropousse_id</text:p>
          </table:table-cell>
        </table:table-row>
        <table:table-row table:style-name="ro2">
          <table:table-cell office:value-type="string" calcext:value-type="string">
            <text:p>type_graine</text:p>
          </table:table-cell>
        </table:table-row>
        <table:table-row table:style-name="ro2">
          <table:table-cell office:value-type="string" calcext:value-type="string">
            <text:p>temps_germe</text:p>
          </table:table-cell>
        </table:table-row>
        <table:table-row table:style-name="ro2">
          <table:table-cell office:value-type="string" calcext:value-type="string">
            <text:p>longueur_pousse</text:p>
          </table:table-cell>
        </table:table-row>
        <table:table-row table:style-name="ro2">
          <table:table-cell office:value-type="string" calcext:value-type="string">
            <text:p>saison</text:p>
          </table:table-cell>
        </table:table-row>
        <table:table-row table:style-name="ro2">
          <table:table-cell office:value-type="string" calcext:value-type="string">
            <text:p>temps_cycle</text:p>
          </table:table-cell>
        </table:table-row>
        <table:table-row table:style-name="ro2">
          <table:table-cell office:value-type="string" calcext:value-type="string">
            <text:p>nb_entrée_stock</text:p>
          </table:table-cell>
        </table:table-row>
        <table:table-row table:style-name="ro2">
          <table:table-cell office:value-type="string" calcext:value-type="string">
            <text:p>date_entrée_stock</text:p>
          </table:table-cell>
        </table:table-row>
        <table:table-row table:style-name="ro2">
          <table:table-cell office:value-type="string" calcext:value-type="string">
            <text:p>date_sortie_stock</text:p>
          </table:table-cell>
        </table:table-row>
        <table:table-row table:style-name="ro2">
          <table:table-cell office:value-type="string" calcext:value-type="string">
            <text:p>prix_graine_k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8:00.527636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2">
          <table:table-cell table:style-name="ce1" office:value-type="string" calcext:value-type="string">
            <text:p>SERRE</text:p>
          </table:table-cell>
        </table:table-row>
        <table:table-row table:style-name="ro3">
          <table:table-cell table:style-name="ce5" office:value-type="string" calcext:value-type="string">
            <text:p>serre_id</text:p>
          </table:table-cell>
        </table:table-row>
        <table:table-row table:style-name="ro3">
          <table:table-cell table:style-name="ce6" office:value-type="string" calcext:value-type="string">
            <text:p>température</text:p>
          </table:table-cell>
        </table:table-row>
        <table:table-row table:style-name="ro3">
          <table:table-cell table:style-name="ce6" office:value-type="string" calcext:value-type="string">
            <text:p>nb_tablettes_max</text:p>
          </table:table-cell>
        </table:table-row>
        <table:table-row table:style-name="ro3">
          <table:table-cell table:style-name="ce6" office:value-type="string" calcext:value-type="string">
            <text:p>type_serres</text:p>
          </table:table-cell>
        </table:table-row>
        <table:table-row table:style-name="ro3">
          <table:table-cell table:style-name="ce6" office:value-type="string" calcext:value-type="string">
            <text:p>taux_humidité</text:p>
          </table:table-cell>
        </table:table-row>
        <table:table-row table:style-name="ro3">
          <table:table-cell table:style-name="ce6" office:value-type="string" calcext:value-type="string">
            <text:p>consommation_elec</text:p>
          </table:table-cell>
        </table:table-row>
        <table:table-row table:style-name="ro3">
          <table:table-cell table:style-name="ce6" office:value-type="string" calcext:value-type="string">
            <text:p>consommation_eau</text:p>
          </table:table-cell>
        </table:table-row>
        <table:table-row table:style-name="ro3">
          <table:table-cell table:style-name="ce6" office:value-type="string" calcext:value-type="string">
            <text:p>nb_personne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2:03:41.618580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size-complex="13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8">
          <table:table-cell/>
        </table:table-row>
        <table:table-row table:style-name="ro2">
          <table:table-cell table:style-name="ce1" office:value-type="string" calcext:value-type="string">
            <text:p><text:span text:style-name="T1">CLIENT</text:span> </text:p>
          </table:table-cell>
        </table:table-row>
        <table:table-row table:style-name="ro3">
          <table:table-cell table:style-name="ce5" office:value-type="string" calcext:value-type="string">
            <text:p>client_id</text:p>
          </table:table-cell>
        </table:table-row>
        <table:table-row table:style-name="ro3">
          <table:table-cell table:style-name="ce6" office:value-type="string" calcext:value-type="string">
            <text:p>nom</text:p>
          </table:table-cell>
        </table:table-row>
        <table:table-row table:style-name="ro3">
          <table:table-cell table:style-name="ce6" office:value-type="string" calcext:value-type="string">
            <text:p>prénom</text:p>
          </table:table-cell>
        </table:table-row>
        <table:table-row table:style-name="ro3">
          <table:table-cell table:style-name="ce6" office:value-type="string" calcext:value-type="string">
            <text:p>adresse1</text:p>
          </table:table-cell>
        </table:table-row>
        <table:table-row table:style-name="ro3">
          <table:table-cell table:style-name="ce6" office:value-type="string" calcext:value-type="string">
            <text:p>adresse2</text:p>
          </table:table-cell>
        </table:table-row>
        <table:table-row table:style-name="ro3">
          <table:table-cell table:style-name="ce6" office:value-type="string" calcext:value-type="string">
            <text:p>CP</text:p>
          </table:table-cell>
        </table:table-row>
        <table:table-row table:style-name="ro3">
          <table:table-cell table:style-name="ce6" office:value-type="string" calcext:value-type="string">
            <text:p>tel</text:p>
          </table:table-cell>
        </table:table-row>
        <table:table-row table:style-name="ro3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35:34.536843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4">
          <table:table-cell/>
        </table:table-row>
        <table:table-row table:style-name="ro2">
          <table:table-cell table:style-name="ce1" office:value-type="string" calcext:value-type="string">
            <text:p>COMMANDE_CLIENT</text:p>
          </table:table-cell>
        </table:table-row>
        <table:table-row table:style-name="ro3">
          <table:table-cell table:style-name="ce5" office:value-type="string" calcext:value-type="string">
            <text:p>commande_cl_id</text:p>
          </table:table-cell>
        </table:table-row>
        <table:table-row table:style-name="ro3">
          <table:table-cell table:style-name="ce6" office:value-type="string" calcext:value-type="string">
            <text:p>numéro</text:p>
          </table:table-cell>
        </table:table-row>
        <table:table-row table:style-name="ro3">
          <table:table-cell table:style-name="ce6" office:value-type="string" calcext:value-type="string">
            <text:p>date_commande</text:p>
          </table:table-cell>
        </table:table-row>
        <table:table-row table:style-name="ro3">
          <table:table-cell table:style-name="ce6" office:value-type="string" calcext:value-type="string">
            <text:p>quantité</text:p>
          </table:table-cell>
        </table:table-row>
        <table:table-row table:style-name="ro3">
          <table:table-cell table:style-name="ce6" office:value-type="string" calcext:value-type="string">
            <text:p>point_livraison</text:p>
          </table:table-cell>
        </table:table-row>
        <table:table-row table:style-name="ro3">
          <table:table-cell table:style-name="ce6" office:value-type="string" calcext:value-type="string">
            <text:p>prix_ht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13:19.491692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0">
          <table:table-cell/>
        </table:table-row>
        <table:table-row table:style-name="ro2">
          <table:table-cell table:style-name="ce1" office:value-type="string" calcext:value-type="string">
            <text:p>FOURNISSEUR </text:p>
          </table:table-cell>
        </table:table-row>
        <table:table-row table:style-name="ro3">
          <table:table-cell table:style-name="ce5" office:value-type="string" calcext:value-type="string">
            <text:p>fournisseur_id</text:p>
          </table:table-cell>
        </table:table-row>
        <table:table-row table:style-name="ro3">
          <table:table-cell table:style-name="ce6" office:value-type="string" calcext:value-type="string">
            <text:p>nom_société</text:p>
          </table:table-cell>
        </table:table-row>
        <table:table-row table:style-name="ro3">
          <table:table-cell table:style-name="ce6" office:value-type="string" calcext:value-type="string">
            <text:p>adresse</text:p>
          </table:table-cell>
        </table:table-row>
        <table:table-row table:style-name="ro3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31:01.736901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4">
          <table:table-cell/>
        </table:table-row>
        <table:table-row table:style-name="ro2">
          <table:table-cell table:style-name="ce1" office:value-type="string" calcext:value-type="string">
            <text:p>COMMANDE </text:p>
          </table:table-cell>
        </table:table-row>
        <table:table-row table:style-name="ro3">
          <table:table-cell table:style-name="ce5" office:value-type="string" calcext:value-type="string">
            <text:p>commande_fr_id</text:p>
          </table:table-cell>
        </table:table-row>
        <table:table-row table:style-name="ro3">
          <table:table-cell table:style-name="ce6" office:value-type="string" calcext:value-type="string">
            <text:p>numéro</text:p>
          </table:table-cell>
        </table:table-row>
        <table:table-row table:style-name="ro3">
          <table:table-cell table:style-name="ce6" office:value-type="string" calcext:value-type="string">
            <text:p>date_commande</text:p>
          </table:table-cell>
        </table:table-row>
        <table:table-row table:style-name="ro3">
          <table:table-cell table:style-name="ce6" office:value-type="string" calcext:value-type="string">
            <text:p>date_livraison</text:p>
          </table:table-cell>
        </table:table-row>
        <table:table-row table:style-name="ro3">
          <table:table-cell table:style-name="ce6" office:value-type="string" calcext:value-type="string">
            <text:p>quantité</text:p>
          </table:table-cell>
        </table:table-row>
        <table:table-row table:style-name="ro3">
          <table:table-cell table:style-name="ce6" office:value-type="string" calcext:value-type="string">
            <text:p>prix_ht</text:p>
          </table:table-cell>
        </table:table-row>
        <table:table-row table:style-name="ro3">
          <table:table-cell table:style-name="ce6" office:value-type="string" calcext:value-type="string">
            <text:p>matérie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6:06.684339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3">
          <table:table-cell/>
        </table:table-row>
        <table:table-row table:style-name="ro2">
          <table:table-cell table:style-name="ce1" office:value-type="string" calcext:value-type="string">
            <text:p>FOURNITURE </text:p>
          </table:table-cell>
        </table:table-row>
        <table:table-row table:style-name="ro3">
          <table:table-cell table:style-name="ce5" office:value-type="string" calcext:value-type="string">
            <text:p>fourniture_id</text:p>
          </table:table-cell>
        </table:table-row>
        <table:table-row table:style-name="ro3">
          <table:table-cell table:style-name="ce6" office:value-type="string" calcext:value-type="string">
            <text:p>materiel</text:p>
          </table:table-cell>
        </table:table-row>
        <table:table-row table:style-name="ro3">
          <table:table-cell table:style-name="ce6" office:value-type="string" calcext:value-type="string">
            <text:p>fonction</text:p>
          </table:table-cell>
        </table:table-row>
        <table:table-row table:style-name="ro3">
          <table:table-cell table:style-name="ce6" office:value-type="string" calcext:value-type="string">
            <text:p>type_terreau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59:00.389718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4">
          <table:table-cell/>
        </table:table-row>
        <table:table-row table:style-name="ro2">
          <table:table-cell table:style-name="ce1" office:value-type="string" calcext:value-type="string">
            <text:p>PRODUIT_FINAL</text:p>
          </table:table-cell>
        </table:table-row>
        <table:table-row table:style-name="ro3">
          <table:table-cell table:style-name="ce7" office:value-type="string" calcext:value-type="string">
            <text:p>produit_final_id</text:p>
          </table:table-cell>
        </table:table-row>
        <table:table-row table:style-name="ro3">
          <table:table-cell table:style-name="ce8" office:value-type="string" calcext:value-type="string">
            <text:p>date_limite</text:p>
          </table:table-cell>
        </table:table-row>
        <table:table-row table:style-name="ro3">
          <table:table-cell table:style-name="ce9" office:value-type="string" calcext:value-type="string">
            <text:p>emballage</text:p>
          </table:table-cell>
        </table:table-row>
        <table:table-row table:style-name="ro3">
          <table:table-cell table:style-name="ce9" office:value-type="string" calcext:value-type="string">
            <text:p>code_barre</text:p>
          </table:table-cell>
        </table:table-row>
        <table:table-row table:style-name="ro3">
          <table:table-cell table:style-name="ce9" office:value-type="string" calcext:value-type="string">
            <text:p>poids_net</text:p>
          </table:table-cell>
        </table:table-row>
        <table:table-row table:style-name="ro3">
          <table:table-cell table:style-name="ce9" office:value-type="string" calcext:value-type="string">
            <text:p>date_fabrication</text:p>
          </table:table-cell>
        </table:table-row>
        <table:table-row table:style-name="ro3">
          <table:table-cell table:style-name="ce9" office:value-type="string" calcext:value-type="string">
            <text:p>prix_vente_unité</text:p>
          </table:table-cell>
        </table:table-row>
        <table:table-row table:style-name="ro3">
          <table:table-cell table:style-name="ce9" office:value-type="string" calcext:value-type="string">
            <text:p>prix_kg</text:p>
          </table:table-cell>
        </table:table-row>
        <table:table-row table:style-name="ro3">
          <table:table-cell table:style-name="ce9" office:value-type="string" calcext:value-type="string">
            <text:p>TV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31:38.243154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55">
          <table:table-cell/>
        </table:table-row>
        <table:table-row table:style-name="ro2">
          <table:table-cell table:style-name="ce1" office:value-type="string" calcext:value-type="string">
            <text:p>ENTREPRISE</text:p>
          </table:table-cell>
        </table:table-row>
        <table:table-row table:style-name="ro3">
          <table:table-cell table:style-name="ce5" office:value-type="string" calcext:value-type="string">
            <text:p>entreprise_id</text:p>
          </table:table-cell>
        </table:table-row>
        <table:table-row table:style-name="ro3">
          <table:table-cell table:style-name="ce6" office:value-type="string" calcext:value-type="string">
            <text:p>nom</text:p>
          </table:table-cell>
        </table:table-row>
        <table:table-row table:style-name="ro3">
          <table:table-cell table:style-name="ce6" office:value-type="string" calcext:value-type="string">
            <text:p>ville</text:p>
          </table:table-cell>
        </table:table-row>
        <table:table-row table:style-name="ro3">
          <table:table-cell table:style-name="ce6" office:value-type="string" calcext:value-type="string">
            <text:p>adresse</text:p>
          </table:table-cell>
        </table:table-row>
        <table:table-row table:style-name="ro3">
          <table:table-cell table:style-name="ce6" office:value-type="string" calcext:value-type="string">
            <text:p>CP</text:p>
          </table:table-cell>
        </table:table-row>
        <table:table-row table:style-name="ro3">
          <table:table-cell table:style-name="ce6" office:value-type="string" calcext:value-type="string">
            <text:p>E-mail</text:p>
          </table:table-cell>
        </table:table-row>
        <table:table-row table:style-name="ro3">
          <table:table-cell table:style-name="ce6" office:value-type="string" calcext:value-type="string">
            <text:p>Tel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3:52.31667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